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2.2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08cm" fo:min-width="9.489cm"/>
    </style:style>
    <style:style style:name="gr4" style:family="graphic" style:parent-style-name="standard">
      <style:graphic-properties draw:stroke="none" svg:stroke-color="#000000" draw:fill="none" draw:fill-color="#ffffff" draw:textarea-horizontal-align="left" draw:auto-grow-height="true" draw:auto-grow-width="true" fo:min-height="1.48cm" fo:min-width="0cm"/>
    </style:style>
    <style:style style:name="gr5" style:family="graphic" style:parent-style-name="standard">
      <style:graphic-properties draw:fill="gradient" draw:fill-gradient-name="Gradient_20_3" draw:textarea-horizontal-align="justify" draw:textarea-vertical-align="middle" draw:auto-grow-height="false" draw:shadow="visible" draw:shadow-offset-x="0.1cm" draw:shadow-offset-y="0.1cm" draw:shadow-color="#c0c0c0"/>
    </style:style>
    <style:style style:name="gr6"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7" style:family="graphic" style:parent-style-name="standard">
      <style:graphic-properties draw:stroke="dash" draw:stroke-dash="Ultrafine_20_Dashed" svg:stroke-width="0.1cm" svg:stroke-color="#1c82b9" draw:marker-start-width="0.35cm" draw:marker-end-width="0.35cm" draw:textarea-horizontal-align="center" draw:textarea-vertical-align="middle" fo:padding-top="0.175cm" fo:padding-bottom="0.175cm" fo:padding-left="0.3cm" fo:padding-right="0.3cm"/>
    </style:style>
    <style:style style:name="P1" style:family="paragraph">
      <style:text-properties fo:font-family="Impact" style:font-family-generic="swiss" style:font-pitch="variable" fo:font-size="60pt" fo:language="en" fo:country="GB" fo:text-shadow="1pt 1pt" style:font-size-asian="60pt" style:font-size-complex="60pt"/>
    </style:style>
    <style:style style:name="P2" style:family="paragraph">
      <style:paragraph-properties fo:text-align="center"/>
    </style:style>
    <style:style style:name="P3" style:family="paragraph">
      <style:text-properties fo:font-size="18pt" fo:language="zxx" fo:country="none" style:font-size-asian="18pt" style:font-size-complex="18pt"/>
    </style:style>
    <style:style style:name="P4" style:family="paragraph">
      <style:text-properties fo:font-family="Impact" style:font-family-generic="swiss" style:font-pitch="variable" fo:font-size="40pt" fo:language="en" fo:country="GB" fo:text-shadow="1pt 1pt" style:font-size-asian="40pt" style:font-size-complex="40pt"/>
    </style:style>
    <style:style style:name="P5" style:family="paragraph">
      <style:text-properties fo:font-family="Impact" style:font-family-generic="swiss" style:font-pitch="variable" fo:font-size="40pt" fo:text-shadow="1pt 1pt" style:font-size-asian="40pt" style:font-size-complex="40pt"/>
    </style:style>
    <style:style style:name="P6" style:family="paragraph">
      <style:paragraph-properties fo:text-align="center"/>
      <style:text-properties fo:font-size="22pt" fo:text-shadow="1pt 1pt" style:font-size-asian="22pt" style:font-size-complex="22pt"/>
    </style:style>
    <style:style style:name="P7" style:family="paragraph">
      <style:text-properties fo:font-family="Impact" style:font-family-generic="swiss" style:font-pitch="variable" fo:font-size="20pt" fo:language="en" fo:country="GB" fo:text-shadow="1pt 1pt" style:font-size-asian="20pt" style:font-size-complex="20pt"/>
    </style:style>
    <style:style style:name="P8" style:family="paragraph">
      <style:text-properties fo:font-size="18pt" fo:language="en" fo:country="GB" style:font-size-asian="18pt" style:font-size-complex="18pt"/>
    </style:style>
    <style:style style:name="T1" style:family="text">
      <style:text-properties fo:font-family="Impact" style:font-family-generic="swiss" style:font-pitch="variable" fo:font-size="60pt" fo:language="en" fo:country="GB" fo:text-shadow="1pt 1pt" style:font-size-asian="60pt" style:font-size-complex="60pt"/>
    </style:style>
    <style:style style:name="T2" style:family="text">
      <style:text-properties fo:font-size="18pt" fo:language="zxx" fo:country="none" fo:font-weight="bold" style:font-size-asian="18pt" style:font-weight-asian="bold" style:font-size-complex="18pt" style:font-weight-complex="bold"/>
    </style:style>
    <style:style style:name="T3" style:family="text">
      <style:text-properties fo:font-size="18pt" fo:language="zxx" fo:country="none" style:font-size-asian="18pt" style:font-size-complex="18pt"/>
    </style:style>
    <style:style style:name="T4" style:family="text">
      <style:text-properties fo:font-family="Impact" style:font-family-generic="swiss" style:font-pitch="variable" fo:font-size="40pt" fo:language="en" fo:country="GB" fo:text-shadow="1pt 1pt" style:font-size-asian="40pt" style:font-size-complex="40pt"/>
    </style:style>
    <style:style style:name="T5" style:family="text">
      <style:text-properties fo:font-family="Impact" style:font-family-generic="swiss" style:font-pitch="variable" fo:font-size="40pt" fo:language="en" fo:country="US" fo:text-shadow="1pt 1pt" style:font-size-asian="40pt" style:font-size-complex="40pt"/>
    </style:style>
    <style:style style:name="T6" style:family="text">
      <style:text-properties fo:font-family="Impact" style:font-family-generic="swiss" style:font-pitch="variable" fo:font-size="40pt" fo:text-shadow="1pt 1pt" style:font-size-asian="40pt" style:font-size-complex="40pt"/>
    </style:style>
    <style:style style:name="T7" style:family="text">
      <style:text-properties fo:font-size="22pt" fo:text-shadow="1pt 1pt" style:font-size-asian="22pt" style:font-size-complex="22pt"/>
    </style:style>
    <style:style style:name="T8" style:family="text">
      <style:text-properties fo:font-family="Impact" style:font-family-generic="swiss" style:font-pitch="variable" fo:font-size="20pt" fo:language="en" fo:country="GB" fo:text-shadow="1pt 1pt" style:font-size-asian="20pt" style:font-size-complex="20pt"/>
    </style:style>
    <style:style style:name="T9" style:family="text">
      <style:text-properties fo:font-size="18pt" fo:language="en" fo:country="GB"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iploma01">
        <draw:frame draw:style-name="gr1" draw:text-style-name="P1" draw:layer="layout" svg:width="19.438cm" svg:height="2.715cm" svg:x="5.131cm" svg:y="2.785cm">
          <draw:text-box>
            <text:p><text:span text:style-name="T1">Giant Killer Award</text:span></text:p>
          </draw:text-box>
        </draw:frame>
        <draw:frame draw:style-name="gr2" draw:text-style-name="P3" draw:layer="layout" svg:width="16.275cm" svg:height="3.095cm" svg:x="6.713cm" svg:y="5.8cm">
          <draw:text-box>
            <text:p text:style-name="P2"><text:span text:style-name="T2">University of Michigan 2010 United Way Tournament</text:span></text:p>
            <text:p text:style-name="P2"><text:span text:style-name="T3"/></text:p>
            <text:p text:style-name="P2"><text:span text:style-name="T3">For the kyu-level player with the most victories</text:span></text:p>
            <text:p text:style-name="P2"><text:span text:style-name="T3">against dan-level players.</text:span></text:p>
          </draw:text-box>
        </draw:frame>
        <draw:frame draw:style-name="gr3" draw:text-style-name="P4" draw:layer="layout" svg:width="19.59cm" svg:height="1.894cm" svg:x="5.055cm" svg:y="8.87cm">
          <draw:text-box>
            <text:p><text:span text:style-name="T4">___________________________</text:span></text:p>
          </draw:text-box>
        </draw:frame>
        <draw:frame draw:style-name="gr4" draw:text-style-name="P5" draw:layer="layout" svg:width="18.185cm" svg:height="1.894cm" svg:x="5.737cm" svg:y="11.14cm">
          <draw:text-box>
            <text:p><text:span text:style-name="T5">Distinguished</text:span><text:span text:style-name="T6"> P</text:span><text:span text:style-name="T5">articipant</text:span></text:p>
          </draw:text-box>
        </draw:frame>
        <draw:custom-shape draw:style-name="gr5" draw:text-style-name="P6" draw:layer="layout" svg:width="4cm" svg:height="4cm" svg:x="12.5cm" svg:y="15.1cm">
          <text:p text:style-name="P2"><text:span text:style-name="T7">2010</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6" draw:text-style-name="P7" draw:layer="layout" svg:width="4.685cm" svg:height="1.072cm" svg:x="5.454cm" svg:y="17.1cm">
          <draw:text-box>
            <text:p><text:span text:style-name="T8">Awarded on</text:span></text:p>
          </draw:text-box>
        </draw:frame>
        <draw:frame draw:style-name="gr6" draw:text-style-name="P7" draw:layer="layout" svg:width="7.771cm" svg:height="1.072cm" svg:x="17.4cm" svg:y="17.1cm">
          <draw:text-box>
            <text:p><text:span text:style-name="T8">Tournament Director</text:span></text:p>
          </draw:text-box>
        </draw:frame>
        <draw:line draw:style-name="gr7" draw:text-style-name="P2" draw:layer="layout" svg:x1="4cm" svg:y1="17cm" svg:x2="12cm" svg:y2="17cm">
          <text:p/>
        </draw:line>
        <draw:line draw:style-name="gr7" draw:text-style-name="P2" draw:layer="layout" svg:x1="17.211cm" svg:y1="17cm" svg:x2="25.211cm" svg:y2="17cm">
          <text:p/>
        </draw:line>
        <draw:frame draw:style-name="gr2" draw:text-style-name="P8" draw:layer="layout" svg:width="18.93cm" svg:height="1.673cm" svg:x="5.385cm" svg:y="13.176cm">
          <draw:text-box>
            <text:p text:style-name="P2"><text:span text:style-name="T9">In celebration of your dedication to the game of go as well as any </text:span></text:p>
            <text:p text:style-name="P2"><text:span text:style-name="T9">luck that aided you with this outstanding achievement.</text:span></text:p>
          </draw:text-box>
        </draw:frame>
        <draw:frame draw:style-name="gr2" draw:text-style-name="P8" draw:layer="layout" svg:width="0.502cm" svg:height="1.673cm" svg:x="7.1cm" svg:y="10cm">
          <draw:text-box>
            <text:p text:style-name="P2"><text:span text:style-name="T9"/></text:p>
            <text:p text:style-name="P2"><text:span text:style-name="T9"/></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3" draw:display-name="Gradient 3" draw:style="radial" draw:cx="30%" draw:cy="30%" draw:start-color="#800000" draw:end-color="#ffff00" draw:start-intensity="100%" draw:end-intensity="100%" draw:border="2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style:style style:name="Mgr1" style:family="graphic" style:parent-style-name="standard">
      <style:graphic-properties draw:stroke="none" draw:fill="solid" draw:fill-color="#1c82b9" draw:textarea-horizontal-align="justify" draw:textarea-vertical-align="middle" draw:auto-grow-height="false"/>
    </style:style>
    <style:style style:name="Mgr2" style:family="graphic" style:parent-style-name="standard">
      <style:graphic-properties draw:stroke="none" draw:fill="solid" draw:fill-color="#ffffff" draw:textarea-horizontal-align="justify" draw:textarea-vertical-align="middle" draw:auto-grow-height="fals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master-page style:name="diploma01" style:page-layout-name="PM0" draw:style-name="Mdp1">
      <draw:g>
        <draw:custom-shape draw:style-name="Mgr1" draw:text-style-name="MP1" draw:layer="backgroundobjects" svg:width="5cm" svg:height="5cm" svg:x="-1.506cm" svg:y="-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0.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544cm">
          <text:p/>
          <draw:enhanced-geometry svg:viewBox="0 0 21600 21600" draw:type="rectangle" draw:enhanced-path="M 0 0 L 21600 0 21600 21600 0 21600 0 0 Z N"/>
        </draw:custom-shape>
        <draw:custom-shape draw:style-name="Mgr2" draw:text-style-name="MP1" draw:layer="backgroundobjects" svg:width="2.5cm" svg:height="4.5cm" svg:x="-1.506cm" svg:y="-0.544cm">
          <text:p/>
          <draw:enhanced-geometry svg:viewBox="0 0 21600 21600" draw:type="rectangle" draw:enhanced-path="M 0 0 L 21600 0 21600 21600 0 21600 0 0 Z N"/>
        </draw:custom-shape>
      </draw:g>
      <draw:g>
        <draw:custom-shape draw:style-name="Mgr1" draw:text-style-name="MP1" draw:layer="backgroundobjects" svg:width="23.5cm" svg:height="0.3cm" svg:x="3cm" svg:y="1.4cm">
          <text:p/>
          <draw:enhanced-geometry svg:viewBox="0 0 21600 21600" draw:type="rectangle" draw:enhanced-path="M 0 0 L 21600 0 21600 21600 0 21600 0 0 Z N"/>
        </draw:custom-shape>
        <draw:custom-shape draw:style-name="Mgr1" draw:text-style-name="MP1" draw:layer="backgroundobjects" svg:width="23.5cm" svg:height="0.1cm" svg:x="3cm" svg:y="1.2cm">
          <text:p/>
          <draw:enhanced-geometry svg:viewBox="0 0 21600 21600" draw:type="rectangle" draw:enhanced-path="M 0 0 L 21600 0 21600 21600 0 21600 0 0 Z N"/>
        </draw:custom-shape>
        <draw:custom-shape draw:style-name="Mgr1" draw:text-style-name="MP1" draw:layer="backgroundobjects" svg:width="23.5cm" svg:height="0.1cm" svg:x="3cm" svg:y="1.8cm">
          <text:p/>
          <draw:enhanced-geometry svg:viewBox="0 0 21600 21600" draw:type="rectangle" draw:enhanced-path="M 0 0 L 21600 0 21600 21600 0 21600 0 0 Z N"/>
        </draw:custom-shape>
      </draw:g>
      <draw:g>
        <draw:custom-shape draw:style-name="Mgr1" draw:text-style-name="MP1" draw:layer="backgroundobjects" svg:width="5cm" svg:height="5cm" svg:x="26.1cm" svg:y="-1.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1.5cm">
          <text:p/>
          <draw:enhanced-geometry svg:viewBox="0 0 21600 21600" draw:mirror-horizontal="true" draw:type="rectangle" draw:enhanced-path="M 0 0 L 21600 0 21600 21600 0 21600 0 0 Z N"/>
        </draw:custom-shape>
        <draw:custom-shape draw:style-name="Mgr2" draw:text-style-name="MP1" draw:layer="backgroundobjects" svg:width="2.5cm" svg:height="4.5cm" svg:x="28.6cm" svg:y="-0.5cm">
          <text:p/>
          <draw:enhanced-geometry svg:viewBox="0 0 21600 21600" draw:mirror-horizontal="true" draw:type="rectangle" draw:enhanced-path="M 0 0 L 21600 0 21600 21600 0 21600 0 0 Z N"/>
        </draw:custom-shape>
      </draw:g>
      <draw:g>
        <draw:custom-shape draw:style-name="Mgr1" draw:text-style-name="MP1" draw:layer="backgroundobjects" svg:width="5cm" svg:height="5cm" svg:x="26.1cm" svg:y="17.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26.6cm" svg:y="18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27.1cm" svg:y="18.5cm">
          <text:p/>
          <draw:enhanced-geometry svg:viewBox="0 0 21600 21600" draw:mirror-horizontal="tru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26.1cm" svg:y="20cm">
          <text:p/>
          <draw:enhanced-geometry svg:viewBox="0 0 21600 21600" draw:mirror-horizontal="true" draw:mirror-vertical="true" draw:type="rectangle" draw:enhanced-path="M 0 0 L 21600 0 21600 21600 0 21600 0 0 Z N"/>
        </draw:custom-shape>
        <draw:custom-shape draw:style-name="Mgr2" draw:text-style-name="MP1" draw:layer="backgroundobjects" svg:width="2.5cm" svg:height="4.5cm" svg:x="28.6cm" svg:y="17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23.5cm" svg:height="0.3cm" svg:x="3.094cm" svg:y="19.2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6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23.5cm" svg:height="0.1cm" svg:x="3.094cm" svg:y="19.0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5cm" svg:height="5cm" svg:x="-1.506cm" svg:y="17.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4cm" svg:height="4cm" svg:x="-1.006cm" svg:y="17.9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1" draw:text-style-name="MP1" draw:layer="backgroundobjects" svg:width="3cm" svg:height="3cm" svg:x="-0.506cm" svg:y="18.456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custom-shape draw:style-name="Mgr2" draw:text-style-name="MP1" draw:layer="backgroundobjects" svg:width="5cm" svg:height="2.5cm" svg:x="-1.506cm" svg:y="19.956cm">
          <text:p/>
          <draw:enhanced-geometry svg:viewBox="0 0 21600 21600" draw:mirror-horizontal="false" draw:mirror-vertical="true" draw:type="rectangle" draw:enhanced-path="M 0 0 L 21600 0 21600 21600 0 21600 0 0 Z N"/>
        </draw:custom-shape>
        <draw:custom-shape draw:style-name="Mgr2" draw:text-style-name="MP1" draw:layer="backgroundobjects" svg:width="2.5cm" svg:height="4.5cm" svg:x="-1.506cm" svg:y="16.956cm">
          <text:p/>
          <draw:enhanced-geometry svg:viewBox="0 0 21600 21600" draw:mirror-horizontal="fals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1.4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886cm 17.856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1.286cm 17.856cm)">
          <text:p/>
          <draw:enhanced-geometry svg:viewBox="0 0 21600 21600" draw:mirror-horizontal="true" draw:mirror-vertical="true" draw:type="rectangle" draw:enhanced-path="M 0 0 L 21600 0 21600 21600 0 21600 0 0 Z N"/>
        </draw:custom-shape>
      </draw:g>
      <draw:g>
        <draw:custom-shape draw:style-name="Mgr1" draw:text-style-name="MP1" draw:layer="backgroundobjects" svg:width="14.8cm" svg:height="0.3cm" draw:transform="rotate (1.5707963267946) translate (28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8.4cm 18cm)">
          <text:p/>
          <draw:enhanced-geometry svg:viewBox="0 0 21600 21600" draw:mirror-horizontal="true" draw:mirror-vertical="true" draw:type="rectangle" draw:enhanced-path="M 0 0 L 21600 0 21600 21600 0 21600 0 0 Z N"/>
        </draw:custom-shape>
        <draw:custom-shape draw:style-name="Mgr1" draw:text-style-name="MP1" draw:layer="backgroundobjects" svg:width="14.8cm" svg:height="0.1cm" draw:transform="rotate (1.5707963267946) translate (27.8cm 18cm)">
          <text:p/>
          <draw:enhanced-geometry svg:viewBox="0 0 21600 21600" draw:mirror-horizontal="true" draw:mirror-vertical="true" draw:type="rectangle" draw:enhanced-path="M 0 0 L 21600 0 21600 21600 0 21600 0 0 Z N"/>
        </draw:custom-shape>
      </draw:g>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12-01T22:01:53</meta:creation-date>
    <meta:editing-duration>PT00H17M34S</meta:editing-duration>
    <meta:editing-cycles>5</meta:editing-cycles>
    <meta:generator>OpenOffice.org/3.2$Linux OpenOffice.org_project/320m12$Build-9483</meta:generator>
    <dc:description>Free of use if you keep this copyright - (c) Beaussier 2009 - &lt;a href="http://www.beaussier.com" target="_new"&gt;Beaussier on line&lt;/a&gt;</dc:description>
    <dc:subject>Blue frame with rounded corners</dc:subject>
    <dc:title>Diploma ref. 01</dc:title>
    <meta:keyword>school</meta:keyword>
    <meta:keyword>degree</meta:keyword>
    <meta:keyword>certificate</meta:keyword>
    <meta:keyword>university</meta:keyword>
    <meta:initial-creator>Bryan Smith</meta:initial-creator>
    <dc:date>2010-12-01T22:43:02</dc:date>
    <dc:creator>Bryan Smith</dc:creator>
    <meta:document-statistic meta:object-count="51"/>
    <meta:user-defined meta:name="Info 2"/>
    <meta:user-defined meta:name="Info 3"/>
    <meta:user-defined meta:name="Info 4"/>
    <meta:user-defined meta:name="License">&lt;a href="http://www.cecill.info"&gt;CeCILL&lt;/a&gt; v.2 minimum</meta:user-defined>
  </office:meta>
</office:document-meta>
</file>